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4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4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style:font-name="Liberation Sans1"/>
    </style:style>
    <style:style style:name="ce4" style:family="table-cell" style:parent-style-name="Default" style:data-style-name="N4">
      <style:text-properties style:font-name="Liberation Sans" style:font-name-asian="Microsoft YaHei" style:font-name-complex="Mang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lpha" table:style-name="ta1">
        <table:shapes>
          <draw:frame draw:z-index="0" draw:style-name="gr1" draw:text-style-name="P1" svg:width="453.51pt" svg:height="255.09pt" svg:x="193.66pt" svg:y="66.84pt">
            <loext:p draw:notify-on-update-of-ranges="alpha.A2:alpha.A81 alpha.B1:alpha.B1 alpha.B2:alpha.B8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58.93pt" svg:height="31.32pt" svg:x="319.35pt" svg:y="9.13pt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mu</text:p>
          </table:table-cell>
          <table:table-cell office:value-type="string" calcext:value-type="string">
            <text:p>max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  <table:table-cell table:formula="of:=[.$D$1]*[.A2]/([.A2]+[.$D$2])" office:value-type="float" office:value="0" calcext:value-type="float">
            <text:p>0.00</text:p>
          </table:table-cell>
          <table:table-cell office:value-type="string" calcext:value-type="string">
            <text:p>k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table:formula="of:=[.$D$1]*[.A3]/([.A3]+[.$D$2])" office:value-type="float" office:value="1.2" calcext:value-type="float">
            <text:p>1.20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0</text:p>
          </table:table-cell>
          <table:table-cell table:formula="of:=[.$D$1]*[.A4]/([.A4]+[.$D$2])" office:value-type="float" office:value="2" calcext:value-type="float">
            <text:p>2.00</text:p>
          </table:table-cell>
          <table:table-cell table:number-columns-repeated="2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formula="of:=[.$D$1]*[.A5]/([.A5]+[.$D$2])" office:value-type="float" office:value="2.57142857142857" calcext:value-type="float">
            <text:p>2.5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</text:p>
          </table:table-cell>
          <table:table-cell table:formula="of:=[.$D$1]*[.A6]/([.A6]+[.$D$2])" office:value-type="float" office:value="3" calcext:value-type="float">
            <text:p>3.00</text:p>
          </table:table-cell>
          <table:table-cell table:number-columns-repeated="2"/>
        </table:table-row>
        <table:table-row table:style-name="ro1">
          <table:table-cell office:value-type="float" office:value="1.25" calcext:value-type="float">
            <text:p>1.25</text:p>
          </table:table-cell>
          <table:table-cell table:formula="of:=[.$D$1]*[.A7]/([.A7]+[.$D$2])" office:value-type="float" office:value="3.33333333333333" calcext:value-type="float">
            <text:p>3.33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.50</text:p>
          </table:table-cell>
          <table:table-cell table:formula="of:=[.$D$1]*[.A8]/([.A8]+[.$D$2])" office:value-type="float" office:value="3.6" calcext:value-type="float">
            <text:p>3.60</text:p>
          </table:table-cell>
          <table:table-cell table:number-columns-repeated="2"/>
        </table:table-row>
        <table:table-row table:style-name="ro1">
          <table:table-cell office:value-type="float" office:value="1.75" calcext:value-type="float">
            <text:p>1.75</text:p>
          </table:table-cell>
          <table:table-cell table:formula="of:=[.$D$1]*[.A9]/([.A9]+[.$D$2])" office:value-type="float" office:value="3.81818181818182" calcext:value-type="float">
            <text:p>3.8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.00</text:p>
          </table:table-cell>
          <table:table-cell table:formula="of:=[.$D$1]*[.A10]/([.A10]+[.$D$2])" office:value-type="float" office:value="4" calcext:value-type="float">
            <text:p>4.00</text:p>
          </table:table-cell>
          <table:table-cell table:number-columns-repeated="2"/>
        </table:table-row>
        <table:table-row table:style-name="ro1">
          <table:table-cell office:value-type="float" office:value="2.25" calcext:value-type="float">
            <text:p>2.25</text:p>
          </table:table-cell>
          <table:table-cell table:formula="of:=[.$D$1]*[.A11]/([.A11]+[.$D$2])" office:value-type="float" office:value="4.15384615384615" calcext:value-type="float">
            <text:p>4.15</text:p>
          </table:table-cell>
          <table:table-cell table:number-columns-repeated="2"/>
        </table:table-row>
        <table:table-row table:style-name="ro1">
          <table:table-cell office:value-type="float" office:value="2.5" calcext:value-type="float">
            <text:p>2.50</text:p>
          </table:table-cell>
          <table:table-cell table:formula="of:=[.$D$1]*[.A12]/([.A12]+[.$D$2])" office:value-type="float" office:value="4.28571428571429" calcext:value-type="float">
            <text:p>4.29</text:p>
          </table:table-cell>
          <table:table-cell table:number-columns-repeated="2"/>
        </table:table-row>
        <table:table-row table:style-name="ro1">
          <table:table-cell office:value-type="float" office:value="2.75" calcext:value-type="float">
            <text:p>2.75</text:p>
          </table:table-cell>
          <table:table-cell table:formula="of:=[.$D$1]*[.A13]/([.A13]+[.$D$2])" office:value-type="float" office:value="4.4" calcext:value-type="float">
            <text:p>4.4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.00</text:p>
          </table:table-cell>
          <table:table-cell table:formula="of:=[.$D$1]*[.A14]/([.A14]+[.$D$2])" office:value-type="float" office:value="4.5" calcext:value-type="float">
            <text:p>4.50</text:p>
          </table:table-cell>
          <table:table-cell table:number-columns-repeated="2"/>
        </table:table-row>
        <table:table-row table:style-name="ro1">
          <table:table-cell office:value-type="float" office:value="3.25" calcext:value-type="float">
            <text:p>3.25</text:p>
          </table:table-cell>
          <table:table-cell table:formula="of:=[.$D$1]*[.A15]/([.A15]+[.$D$2])" office:value-type="float" office:value="4.58823529411765" calcext:value-type="float">
            <text:p>4.59</text:p>
          </table:table-cell>
          <table:table-cell table:number-columns-repeated="2"/>
        </table:table-row>
        <table:table-row table:style-name="ro1">
          <table:table-cell office:value-type="float" office:value="3.5" calcext:value-type="float">
            <text:p>3.50</text:p>
          </table:table-cell>
          <table:table-cell table:formula="of:=[.$D$1]*[.A16]/([.A16]+[.$D$2])" office:value-type="float" office:value="4.66666666666667" calcext:value-type="float">
            <text:p>4.6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.00</text:p>
          </table:table-cell>
          <table:table-cell table:formula="of:=[.$D$1]*[.A17]/([.A17]+[.$D$2])" office:value-type="float" office:value="5.25" calcext:value-type="float">
            <text:p>5.2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.00</text:p>
          </table:table-cell>
          <table:table-cell table:formula="of:=[.$D$1]*[.A18]/([.A18]+[.$D$2])" office:value-type="float" office:value="5.4" calcext:value-type="float">
            <text:p>5.4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.00</text:p>
          </table:table-cell>
          <table:table-cell table:formula="of:=[.$D$1]*[.A19]/([.A19]+[.$D$2])" office:value-type="float" office:value="5.5" calcext:value-type="float">
            <text:p>5.5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.00</text:p>
          </table:table-cell>
          <table:table-cell table:formula="of:=[.$D$1]*[.A20]/([.A20]+[.$D$2])" office:value-type="float" office:value="5.57142857142857" calcext:value-type="float">
            <text:p>5.5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.00</text:p>
          </table:table-cell>
          <table:table-cell table:formula="of:=[.$D$1]*[.A21]/([.A21]+[.$D$2])" office:value-type="float" office:value="5.625" calcext:value-type="float">
            <text:p>5.63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.00</text:p>
          </table:table-cell>
          <table:table-cell table:formula="of:=[.$D$1]*[.A22]/([.A22]+[.$D$2])" office:value-type="float" office:value="5.66666666666667" calcext:value-type="float">
            <text:p>5.67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.00</text:p>
          </table:table-cell>
          <table:table-cell table:formula="of:=[.$D$1]*[.A23]/([.A23]+[.$D$2])" office:value-type="float" office:value="5.7" calcext:value-type="float">
            <text:p>5.7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.00</text:p>
          </table:table-cell>
          <table:table-cell table:formula="of:=[.$D$1]*[.A24]/([.A24]+[.$D$2])" office:value-type="float" office:value="5.72727272727273" calcext:value-type="float">
            <text:p>5.73</text:p>
          </table:table-cell>
          <table:table-cell table:number-columns-repeated="2"/>
        </table:table-row>
        <table:table-row table:style-name="ro1" table:number-rows-repeated="18">
          <table:table-cell table:number-columns-repeated="4"/>
        </table:table-row>
        <table:table-row table:style-name="ro1" table:number-rows-repeated="38"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number-columns-repeated="3"/>
        </table:table-row>
      </table:table>
      <table:table table:name="bet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mu</text:p>
          </table:table-cell>
          <table:table-cell table:style-name="Default" office:value-type="string" calcext:value-type="string">
            <text:p>mu2</text:p>
          </table:table-cell>
          <table:table-cell table:style-name="Default" office:value-type="string" calcext:value-type="string">
            <text:p>mu3</text:p>
          </table:table-cell>
          <table:table-cell table:style-name="Default" office:value-type="string" calcext:value-type="string">
            <text:p>mu4</text:p>
          </table:table-cell>
          <table:table-cell/>
          <table:table-cell office:value-type="string" calcext:value-type="string">
            <text:p>Clim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  <table:table-cell table:formula="of:=EXP([.A2])" office:value-type="float" office:value="1" calcext:value-type="float">
            <text:p>1.00</text:p>
          </table:table-cell>
          <table:table-cell table:formula="of:=EXP([.A2]-[.$H$2])" office:value-type="float" office:value="0.0000453999297624849" calcext:value-type="float">
            <text:p>0.00</text:p>
          </table:table-cell>
          <table:table-cell table:formula="of:=EXP([.$H$4]*[.A2])" office:value-type="float" office:value="1" calcext:value-type="float">
            <text:p>1.00</text:p>
          </table:table-cell>
          <table:table-cell table:formula="of:=EXP([.$H$4]*([.A2]-[.$H$1]))" office:value-type="float" office:value="0.000777054553217582" calcext:value-type="float">
            <text:p>0.00</text:p>
          </table:table-cell>
          <table:table-cell/>
          <table:table-cell office:value-type="string" calcext:value-type="string">
            <text:p>Cmax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4]-[.$H$2]/[.$H$3]" office:value-type="float" office:value="0.454545454545456" calcext:value-type="float">
            <text:p>0.45</text:p>
          </table:table-cell>
          <table:table-cell table:formula="of:=EXP([.A3])" office:value-type="float" office:value="1.57545710339032" calcext:value-type="float">
            <text:p>1.58</text:p>
          </table:table-cell>
          <table:table-cell table:formula="of:=EXP([.A3]-[.$H$2])" office:value-type="float" office:value="0.0000715256418377285" calcext:value-type="float">
            <text:p>0.00</text:p>
          </table:table-cell>
          <table:table-cell table:formula="of:=EXP([.$H$4]*[.A3])" office:value-type="float" office:value="1.50203098429089" calcext:value-type="float">
            <text:p>1.50</text:p>
          </table:table-cell>
          <table:table-cell table:formula="of:=EXP([.$H$4]*([.A3]-[.$H$1]))" office:value-type="float" office:value="0.00116716001541712" calcext:value-type="float">
            <text:p>0.00</text:p>
          </table:table-cell>
          <table:table-cell/>
          <table:table-cell office:value-type="string" calcext:value-type="string">
            <text:p>Ptn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5]-[.$H$2]/[.$H$3]" office:value-type="float" office:value="0.90909090909091" calcext:value-type="float">
            <text:p>0.91</text:p>
          </table:table-cell>
          <table:table-cell table:formula="of:=EXP([.A4])" office:value-type="float" office:value="2.48206508462302" calcext:value-type="float">
            <text:p>2.48</text:p>
          </table:table-cell>
          <table:table-cell table:formula="of:=EXP([.A4]-[.$H$2])" office:value-type="float" office:value="0.000112685580507801" calcext:value-type="float">
            <text:p>0.00</text:p>
          </table:table-cell>
          <table:table-cell table:formula="of:=EXP([.$H$4]*[.A4])" office:value-type="float" office:value="2.25609707776986" calcext:value-type="float">
            <text:p>2.26</text:p>
          </table:table-cell>
          <table:table-cell table:formula="of:=EXP([.$H$4]*([.A4]-[.$H$1]))" office:value-type="float" office:value="0.00175311050678195" calcext:value-type="float">
            <text:p>0.00</text:p>
          </table:table-cell>
          <table:table-cell/>
          <table:table-cell table:style-name="ce3" office:value-type="string" calcext:value-type="string">
            <text:p>α</text:p>
          </table:table-cell>
          <table:table-cell office:value-type="float" office:value="0.895" calcext:value-type="float">
            <text:p>0.895</text:p>
          </table:table-cell>
        </table:table-row>
        <table:table-row table:style-name="ro1">
          <table:table-cell table:formula="of:=[.A6]-[.$H$2]/[.$H$3]" office:value-type="float" office:value="1.36363636363637" calcext:value-type="float">
            <text:p>1.36</text:p>
          </table:table-cell>
          <table:table-cell table:formula="of:=EXP([.A5])" office:value-type="float" office:value="3.91038706864642" calcext:value-type="float">
            <text:p>3.91</text:p>
          </table:table-cell>
          <table:table-cell table:formula="of:=EXP([.A5]-[.$H$2])" office:value-type="float" office:value="0.000177531298260677" calcext:value-type="float">
            <text:p>0.00</text:p>
          </table:table-cell>
          <table:table-cell table:formula="of:=EXP([.$H$4]*[.A5])" office:value-type="float" office:value="3.38872771437846" calcext:value-type="float">
            <text:p>3.39</text:p>
          </table:table-cell>
          <table:table-cell table:formula="of:=EXP([.$H$4]*([.A5]-[.$H$1]))" office:value-type="float" office:value="0.00263322630007239" calcext:value-type="float">
            <text:p>0.00</text:p>
          </table:table-cell>
          <table:table-cell/>
          <table:table-cell table:style-name="ce3" office:value-type="string" calcext:value-type="string">
            <text:p>μ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7]-[.$H$2]/[.$H$3]" office:value-type="float" office:value="1.81818181818182" calcext:value-type="float">
            <text:p>1.82</text:p>
          </table:table-cell>
          <table:table-cell table:formula="of:=EXP([.A6])" office:value-type="float" office:value="6.16064708430465" calcext:value-type="float">
            <text:p>6.16</text:p>
          </table:table-cell>
          <table:table-cell table:formula="of:=EXP([.A6]-[.$H$2])" office:value-type="float" office:value="0.000279692944918888" calcext:value-type="float">
            <text:p>0.00</text:p>
          </table:table-cell>
          <table:table-cell table:formula="of:=EXP([.$H$4]*[.A6])" office:value-type="float" office:value="5.08997402432169" calcext:value-type="float">
            <text:p>5.09</text:p>
          </table:table-cell>
          <table:table-cell table:formula="of:=EXP([.$H$4]*([.A6]-[.$H$1]))" office:value-type="float" office:value="0.00395518749135839" calcext:value-type="float">
            <text:p>0.00</text:p>
          </table:table-cell>
          <table:table-cell table:number-columns-repeated="3"/>
        </table:table-row>
        <table:table-row table:style-name="ro1">
          <table:table-cell table:formula="of:=[.A8]-[.$H$2]/[.$H$3]" office:value-type="float" office:value="2.27272727272727" calcext:value-type="float">
            <text:p>2.27</text:p>
          </table:table-cell>
          <table:table-cell table:formula="of:=EXP([.A7])" office:value-type="float" office:value="9.70583521044861" calcext:value-type="float">
            <text:p>9.71</text:p>
          </table:table-cell>
          <table:table-cell table:formula="of:=EXP([.A7]-[.$H$2])" office:value-type="float" office:value="0.000440644236840619" calcext:value-type="float">
            <text:p>0.00</text:p>
          </table:table-cell>
          <table:table-cell table:formula="of:=EXP([.$H$4]*[.A7])" office:value-type="float" office:value="7.64529869376697" calcext:value-type="float">
            <text:p>7.65</text:p>
          </table:table-cell>
          <table:table-cell table:formula="of:=EXP([.$H$4]*([.A7]-[.$H$1]))" office:value-type="float" office:value="0.00594081416070006" calcext:value-type="float">
            <text:p>0.01</text:p>
          </table:table-cell>
          <table:table-cell/>
          <table:table-cell office:value-type="string" calcext:value-type="string">
            <text:p>Km</text:p>
          </table:table-cell>
          <table:table-cell table:formula="of:=LN([.H5])" office:value-type="float" office:value="1.79175946922806" calcext:value-type="float">
            <text:p>1.79175946922806</text:p>
          </table:table-cell>
        </table:table-row>
        <table:table-row table:style-name="ro1">
          <table:table-cell table:formula="of:=[.A9]-[.$H$2]/[.$H$3]" office:value-type="float" office:value="2.72727272727273" calcext:value-type="float">
            <text:p>2.73</text:p>
          </table:table-cell>
          <table:table-cell table:formula="of:=EXP([.A8])" office:value-type="float" office:value="15.2911270266371" calcext:value-type="float">
            <text:p>15.29</text:p>
          </table:table-cell>
          <table:table-cell table:formula="of:=EXP([.A8]-[.$H$2])" office:value-type="float" office:value="0.000694216092998559" calcext:value-type="float">
            <text:p>0.00</text:p>
          </table:table-cell>
          <table:table-cell table:formula="of:=EXP([.$H$4]*[.A8])" office:value-type="float" office:value="11.4834755221967" calcext:value-type="float">
            <text:p>11.48</text:p>
          </table:table-cell>
          <table:table-cell table:formula="of:=EXP([.$H$4]*([.A8]-[.$H$1]))" office:value-type="float" office:value="0.00892328694128555" calcext:value-type="float">
            <text:p>0.01</text:p>
          </table:table-cell>
          <table:table-cell/>
          <table:table-cell office:value-type="string" calcext:value-type="string">
            <text:p>K</text:p>
          </table:table-cell>
          <table:table-cell table:formula="of:=LN([.H1])" office:value-type="float" office:value="2.07944154167984" calcext:value-type="float">
            <text:p>2.07944154167984</text:p>
          </table:table-cell>
        </table:table-row>
        <table:table-row table:style-name="ro1">
          <table:table-cell table:formula="of:=[.A10]-[.$H$2]/[.$H$3]" office:value-type="float" office:value="3.18181818181818" calcext:value-type="float">
            <text:p>3.18</text:p>
          </table:table-cell>
          <table:table-cell table:formula="of:=EXP([.A9])" office:value-type="float" office:value="24.0905146929591" calcext:value-type="float">
            <text:p>24.09</text:p>
          </table:table-cell>
          <table:table-cell table:formula="of:=EXP([.A9]-[.$H$2])" office:value-type="float" office:value="0.00109370767500245" calcext:value-type="float">
            <text:p>0.00</text:p>
          </table:table-cell>
          <table:table-cell table:formula="of:=EXP([.$H$4]*[.A9])" office:value-type="float" office:value="17.2485360416854" calcext:value-type="float">
            <text:p>17.25</text:p>
          </table:table-cell>
          <table:table-cell table:formula="of:=EXP([.$H$4]*([.A9]-[.$H$1]))" office:value-type="float" office:value="0.0134030534675292" calcext:value-type="float">
            <text:p>0.01</text:p>
          </table:table-cell>
          <table:table-cell table:number-columns-repeated="3"/>
        </table:table-row>
        <table:table-row table:style-name="ro1">
          <table:table-cell table:formula="of:=[.A11]-[.$H$2]/[.$H$3]" office:value-type="float" office:value="3.63636363636364" calcext:value-type="float">
            <text:p>3.64</text:p>
          </table:table-cell>
          <table:table-cell table:formula="of:=EXP([.A10])" office:value-type="float" office:value="37.9535724973513" calcext:value-type="float">
            <text:p>37.95</text:p>
          </table:table-cell>
          <table:table-cell table:formula="of:=EXP([.A10]-[.$H$2])" office:value-type="float" office:value="0.00172308952561513" calcext:value-type="float">
            <text:p>0.00</text:p>
          </table:table-cell>
          <table:table-cell table:formula="of:=EXP([.$H$4]*[.A10])" office:value-type="float" office:value="25.9078355682696" calcext:value-type="float">
            <text:p>25.91</text:p>
          </table:table-cell>
          <table:table-cell table:formula="of:=EXP([.$H$4]*([.A10]-[.$H$1]))" office:value-type="float" office:value="0.0201318015923363" calcext:value-type="float">
            <text:p>0.02</text:p>
          </table:table-cell>
          <table:table-cell/>
          <table:table-cell office:value-type="string" calcext:value-type="string">
            <text:p>g</text:p>
          </table:table-cell>
          <table:table-cell table:formula="of:=[.H7]/[.H2]" office:value-type="float" office:value="0.179175946922806" calcext:value-type="float">
            <text:p>0.179175946922806</text:p>
          </table:table-cell>
        </table:table-row>
        <table:table-row table:style-name="ro1">
          <table:table-cell table:formula="of:=[.A12]-[.$H$2]/[.$H$3]" office:value-type="float" office:value="4.09090909090909" calcext:value-type="float">
            <text:p>4.09</text:p>
          </table:table-cell>
          <table:table-cell table:formula="of:=EXP([.A11])" office:value-type="float" office:value="59.7942253899916" calcext:value-type="float">
            <text:p>59.79</text:p>
          </table:table-cell>
          <table:table-cell table:formula="of:=EXP([.A11]-[.$H$2])" office:value-type="float" office:value="0.0027146536329078" calcext:value-type="float">
            <text:p>0.00</text:p>
          </table:table-cell>
          <table:table-cell table:formula="of:=EXP([.$H$4]*[.A11])" office:value-type="float" office:value="38.9143717594544" calcext:value-type="float">
            <text:p>38.91</text:p>
          </table:table-cell>
          <table:table-cell table:formula="of:=EXP([.$H$4]*([.A11]-[.$H$1]))" office:value-type="float" office:value="0.0302385897612857" calcext:value-type="float">
            <text:p>0.03</text:p>
          </table:table-cell>
          <table:table-cell/>
          <table:table-cell office:value-type="string" calcext:value-type="string">
            <text:p>g2</text:p>
          </table:table-cell>
          <table:table-cell table:formula="of:=[.H7]/([.H2]-[.H1])" office:value-type="float" office:value="0.895879734614027" calcext:value-type="float">
            <text:p>0.895879734614027</text:p>
          </table:table-cell>
        </table:table-row>
        <table:table-row table:style-name="ro1">
          <table:table-cell table:formula="of:=[.A13]-[.$H$2]/[.$H$3]" office:value-type="float" office:value="4.54545454545455" calcext:value-type="float">
            <text:p>4.55</text:p>
          </table:table-cell>
          <table:table-cell table:formula="of:=EXP([.A12])" office:value-type="float" office:value="94.2032371323839" calcext:value-type="float">
            <text:p>94.20</text:p>
          </table:table-cell>
          <table:table-cell table:formula="of:=EXP([.A12]-[.$H$2])" office:value-type="float" office:value="0.00427682034920893" calcext:value-type="float">
            <text:p>0.00</text:p>
          </table:table-cell>
          <table:table-cell table:formula="of:=EXP([.$H$4]*[.A12])" office:value-type="float" office:value="58.4505921169149" calcext:value-type="float">
            <text:p>58.45</text:p>
          </table:table-cell>
          <table:table-cell table:formula="of:=EXP([.$H$4]*([.A12]-[.$H$1]))" office:value-type="float" office:value="0.0454192987427124" calcext:value-type="float">
            <text:p>0.05</text:p>
          </table:table-cell>
          <table:table-cell table:number-columns-repeated="3"/>
        </table:table-row>
        <table:table-row table:style-name="ro1">
          <table:table-cell table:formula="of:=[.A14]-[.$H$2]/[.$H$3]" office:value-type="float" office:value="5" calcext:value-type="float">
            <text:p>5.00</text:p>
          </table:table-cell>
          <table:table-cell table:formula="of:=EXP([.A13])" office:value-type="float" office:value="148.413159102577" calcext:value-type="float">
            <text:p>148.41</text:p>
          </table:table-cell>
          <table:table-cell table:formula="of:=EXP([.A13]-[.$H$2])" office:value-type="float" office:value="0.00673794699908547" calcext:value-type="float">
            <text:p>0.01</text:p>
          </table:table-cell>
          <table:table-cell table:formula="of:=EXP([.$H$4]*[.A13])" office:value-type="float" office:value="87.7946004097548" calcext:value-type="float">
            <text:p>87.79</text:p>
          </table:table-cell>
          <table:table-cell table:formula="of:=EXP([.$H$4]*([.A13]-[.$H$1]))" office:value-type="float" office:value="0.0682211939963182" calcext:value-type="float">
            <text:p>0.07</text:p>
          </table:table-cell>
          <table:table-cell table:number-columns-repeated="3"/>
        </table:table-row>
        <table:table-row table:style-name="ro1">
          <table:table-cell table:formula="of:=[.A15]-[.$H$2]/[.$H$3]" office:value-type="float" office:value="5.45454545454546" calcext:value-type="float">
            <text:p>5.45</text:p>
          </table:table-cell>
          <table:table-cell table:formula="of:=EXP([.A14])" office:value-type="float" office:value="233.818565744752" calcext:value-type="float">
            <text:p>233.82</text:p>
          </table:table-cell>
          <table:table-cell table:formula="of:=EXP([.A14]-[.$H$2])" office:value-type="float" office:value="0.0106153464619767" calcext:value-type="float">
            <text:p>0.01</text:p>
          </table:table-cell>
          <table:table-cell table:formula="of:=EXP([.$H$4]*[.A14])" office:value-type="float" office:value="131.870210068889" calcext:value-type="float">
            <text:p>131.87</text:p>
          </table:table-cell>
          <table:table-cell table:formula="of:=EXP([.$H$4]*([.A14]-[.$H$1]))" office:value-type="float" office:value="0.102470347167789" calcext:value-type="float">
            <text:p>0.10</text:p>
          </table:table-cell>
          <table:table-cell table:number-columns-repeated="3"/>
        </table:table-row>
        <table:table-row table:style-name="ro1">
          <table:table-cell table:formula="of:=[.A16]-[.$H$2]/[.$H$3]" office:value-type="float" office:value="5.90909090909091" calcext:value-type="float">
            <text:p>5.91</text:p>
          </table:table-cell>
          <table:table-cell table:formula="of:=EXP([.A15])" office:value-type="float" office:value="368.371120307105" calcext:value-type="float">
            <text:p>368.37</text:p>
          </table:table-cell>
          <table:table-cell table:formula="of:=EXP([.A15]-[.$H$2])" office:value-type="float" office:value="0.0167240229884704" calcext:value-type="float">
            <text:p>0.02</text:p>
          </table:table-cell>
          <table:table-cell table:formula="of:=EXP([.$H$4]*[.A15])" office:value-type="float" office:value="198.07314142842" calcext:value-type="float">
            <text:p>198.07</text:p>
          </table:table-cell>
          <table:table-cell table:formula="of:=EXP([.$H$4]*([.A15]-[.$H$1]))" office:value-type="float" office:value="0.153913636417064" calcext:value-type="float">
            <text:p>0.15</text:p>
          </table:table-cell>
          <table:table-cell table:number-columns-repeated="3"/>
        </table:table-row>
        <table:table-row table:style-name="ro1">
          <table:table-cell table:formula="of:=[.A17]-[.$H$2]/[.$H$3]" office:value-type="float" office:value="6.36363636363636" calcext:value-type="float">
            <text:p>6.36</text:p>
          </table:table-cell>
          <table:table-cell table:formula="of:=EXP([.A16])" office:value-type="float" office:value="580.352898171678" calcext:value-type="float">
            <text:p>580.35</text:p>
          </table:table-cell>
          <table:table-cell table:formula="of:=EXP([.A16]-[.$H$2])" office:value-type="float" office:value="0.0263479808144487" calcext:value-type="float">
            <text:p>0.03</text:p>
          </table:table-cell>
          <table:table-cell table:formula="of:=EXP([.$H$4]*[.A16])" office:value-type="float" office:value="297.511995581318" calcext:value-type="float">
            <text:p>297.51</text:p>
          </table:table-cell>
          <table:table-cell table:formula="of:=EXP([.$H$4]*([.A16]-[.$H$1]))" office:value-type="float" office:value="0.231183050803312" calcext:value-type="float">
            <text:p>0.23</text:p>
          </table:table-cell>
          <table:table-cell table:number-columns-repeated="3"/>
        </table:table-row>
        <table:table-row table:style-name="ro1">
          <table:table-cell table:formula="of:=[.A18]-[.$H$2]/[.$H$3]" office:value-type="float" office:value="6.81818181818182" calcext:value-type="float">
            <text:p>6.82</text:p>
          </table:table-cell>
          <table:table-cell table:formula="of:=EXP([.A17])" office:value-type="float" office:value="914.321095897729" calcext:value-type="float">
            <text:p>914.32</text:p>
          </table:table-cell>
          <table:table-cell table:formula="of:=EXP([.A17]-[.$H$2])" office:value-type="float" office:value="0.0415101135341151" calcext:value-type="float">
            <text:p>0.04</text:p>
          </table:table-cell>
          <table:table-cell table:formula="of:=EXP([.$H$4]*[.A17])" office:value-type="float" office:value="446.872235561354" calcext:value-type="float">
            <text:p>446.87</text:p>
          </table:table-cell>
          <table:table-cell table:formula="of:=EXP([.$H$4]*([.A17]-[.$H$1]))" office:value-type="float" office:value="0.34724410534947" calcext:value-type="float">
            <text:p>0.35</text:p>
          </table:table-cell>
          <table:table-cell table:number-columns-repeated="3"/>
        </table:table-row>
        <table:table-row table:style-name="ro1">
          <table:table-cell table:formula="of:=[.A19]-[.$H$2]/[.$H$3]" office:value-type="float" office:value="7.27272727272727" calcext:value-type="float">
            <text:p>7.27</text:p>
          </table:table-cell>
          <table:table-cell table:formula="of:=EXP([.A18])" office:value-type="float" office:value="1440.4736653117" calcext:value-type="float">
            <text:p>1,440.47</text:p>
          </table:table-cell>
          <table:table-cell table:formula="of:=EXP([.A18]-[.$H$2])" office:value-type="float" office:value="0.0653974032298601" calcext:value-type="float">
            <text:p>0.07</text:p>
          </table:table-cell>
          <table:table-cell table:formula="of:=EXP([.$H$4]*[.A18])" office:value-type="float" office:value="671.21594383249" calcext:value-type="float">
            <text:p>671.22</text:p>
          </table:table-cell>
          <table:table-cell table:formula="of:=EXP([.$H$4]*([.A18]-[.$H$1]))" office:value-type="float" office:value="0.521571405347273" calcext:value-type="float">
            <text:p>0.52</text:p>
          </table:table-cell>
          <table:table-cell table:number-columns-repeated="3"/>
        </table:table-row>
        <table:table-row table:style-name="ro1">
          <table:table-cell table:formula="of:=[.A20]-[.$H$2]/[.$H$3]" office:value-type="float" office:value="7.72727272727273" calcext:value-type="float">
            <text:p>7.73</text:p>
          </table:table-cell>
          <table:table-cell table:formula="of:=EXP([.A19])" office:value-type="float" office:value="2269.404468262" calcext:value-type="float">
            <text:p>2,269.40</text:p>
          </table:table-cell>
          <table:table-cell table:formula="of:=EXP([.A19]-[.$H$2])" office:value-type="float" office:value="0.103030803461764" calcext:value-type="float">
            <text:p>0.10</text:p>
          </table:table-cell>
          <table:table-cell table:formula="of:=EXP([.$H$4]*[.A19])" office:value-type="float" office:value="1008.18714478645" calcext:value-type="float">
            <text:p>1,008.19</text:p>
          </table:table-cell>
          <table:table-cell table:formula="of:=EXP([.$H$4]*([.A19]-[.$H$1]))" office:value-type="float" office:value="0.783416411351746" calcext:value-type="float">
            <text:p>0.78</text:p>
          </table:table-cell>
          <table:table-cell table:number-columns-repeated="3"/>
        </table:table-row>
        <table:table-row table:style-name="ro1">
          <table:table-cell table:formula="of:=[.A21]-[.$H$2]/[.$H$3]" office:value-type="float" office:value="8.18181818181818" calcext:value-type="float">
            <text:p>8.18</text:p>
          </table:table-cell>
          <table:table-cell table:formula="of:=EXP([.A20])" office:value-type="float" office:value="3575.34938998909" calcext:value-type="float">
            <text:p>3,575.35</text:p>
          </table:table-cell>
          <table:table-cell table:formula="of:=EXP([.A20]-[.$H$2])" office:value-type="float" office:value="0.162320611181848" calcext:value-type="float">
            <text:p>0.16</text:p>
          </table:table-cell>
          <table:table-cell table:formula="of:=EXP([.$H$4]*[.A20])" office:value-type="float" office:value="1514.32832943302" calcext:value-type="float">
            <text:p>1,514.33</text:p>
          </table:table-cell>
          <table:table-cell table:formula="of:=EXP([.$H$4]*([.A20]-[.$H$1]))" office:value-type="float" office:value="1.1767157234523" calcext:value-type="float">
            <text:p>1.18</text:p>
          </table:table-cell>
          <table:table-cell table:number-columns-repeated="3"/>
        </table:table-row>
        <table:table-row table:style-name="ro1">
          <table:table-cell table:formula="of:=[.A22]-[.$H$2]/[.$H$3]" office:value-type="float" office:value="8.63636363636364" calcext:value-type="float">
            <text:p>8.64</text:p>
          </table:table-cell>
          <table:table-cell table:formula="of:=EXP([.A21])" office:value-type="float" office:value="5632.80959356056" calcext:value-type="float">
            <text:p>5,632.81</text:p>
          </table:table-cell>
          <table:table-cell table:formula="of:=EXP([.A21]-[.$H$2])" office:value-type="float" office:value="0.2557291599131" calcext:value-type="float">
            <text:p>0.26</text:p>
          </table:table-cell>
          <table:table-cell table:formula="of:=EXP([.$H$4]*[.A21])" office:value-type="float" office:value="2274.56807119785" calcext:value-type="float">
            <text:p>2,274.57</text:p>
          </table:table-cell>
          <table:table-cell table:formula="of:=EXP([.$H$4]*([.A21]-[.$H$1]))" office:value-type="float" office:value="1.76746347632762" calcext:value-type="float">
            <text:p>1.77</text:p>
          </table:table-cell>
          <table:table-cell table:number-columns-repeated="3"/>
        </table:table-row>
        <table:table-row table:style-name="ro1">
          <table:table-cell table:formula="of:=[.A23]-[.$H$2]/[.$H$3]" office:value-type="float" office:value="9.09090909090909" calcext:value-type="float">
            <text:p>9.09</text:p>
          </table:table-cell>
          <table:table-cell table:formula="of:=EXP([.A22])" office:value-type="float" office:value="8874.24988622012" calcext:value-type="float">
            <text:p>8,874.25</text:p>
          </table:table-cell>
          <table:table-cell table:formula="of:=EXP([.A22]-[.$H$2])" office:value-type="float" office:value="0.402890321529133" calcext:value-type="float">
            <text:p>0.40</text:p>
          </table:table-cell>
          <table:table-cell table:formula="of:=EXP([.$H$4]*[.A22])" office:value-type="float" office:value="3416.47171881794" calcext:value-type="float">
            <text:p>3,416.47</text:p>
          </table:table-cell>
          <table:table-cell table:formula="of:=EXP([.$H$4]*([.A22]-[.$H$1]))" office:value-type="float" office:value="2.65478490504658" calcext:value-type="float">
            <text:p>2.65</text:p>
          </table:table-cell>
          <table:table-cell table:number-columns-repeated="3"/>
        </table:table-row>
        <table:table-row table:style-name="ro1">
          <table:table-cell table:formula="of:=[.A24]-[.$H$2]/[.$H$3]" office:value-type="float" office:value="9.54545454545455" calcext:value-type="float">
            <text:p>9.55</text:p>
          </table:table-cell>
          <table:table-cell table:formula="of:=EXP([.A23])" office:value-type="float" office:value="13981.0000205062" calcext:value-type="float">
            <text:p>13,981.00</text:p>
          </table:table-cell>
          <table:table-cell table:formula="of:=EXP([.A23]-[.$H$2])" office:value-type="float" office:value="0.634736418940282" calcext:value-type="float">
            <text:p>0.63</text:p>
          </table:table-cell>
          <table:table-cell table:formula="of:=EXP([.$H$4]*[.A23])" office:value-type="float" office:value="5131.6463786181" calcext:value-type="float">
            <text:p>5,131.65</text:p>
          </table:table-cell>
          <table:table-cell table:formula="of:=EXP([.$H$4]*([.A23]-[.$H$1]))" office:value-type="float" office:value="3.98756918400771" calcext:value-type="float">
            <text:p>3.99</text:p>
          </table:table-cell>
          <table:table-cell table:number-columns-repeated="3"/>
        </table:table-row>
        <table:table-row table:style-name="ro1">
          <table:table-cell table:style-name="ce2" table:formula="of:=[.$H$2]" office:value-type="float" office:value="10" calcext:value-type="float">
            <text:p>10.00</text:p>
          </table:table-cell>
          <table:table-cell table:formula="of:=EXP([.A24])" office:value-type="float" office:value="22026.4657948067" calcext:value-type="float">
            <text:p>22,026.47</text:p>
          </table:table-cell>
          <table:table-cell table:formula="of:=EXP([.A24]-[.$H$2])" office:value-type="float" office:value="1" calcext:value-type="float">
            <text:p>1.00</text:p>
          </table:table-cell>
          <table:table-cell table:formula="of:=EXP([.$H$4]*[.A24])" office:value-type="float" office:value="7707.89186110851" calcext:value-type="float">
            <text:p>7,707.89</text:p>
          </table:table-cell>
          <table:table-cell table:formula="of:=EXP([.$H$4]*([.A24]-[.$H$1]))" office:value-type="float" office:value="5.98945246638311" calcext:value-type="float">
            <text:p>5.99</text:p>
          </table:table-cell>
          <table:table-cell table:number-columns-repeated="3"/>
        </table:table-row>
      </table:table>
      <table:table table:name="mu+beta" table:style-name="ta1">
        <table:shapes>
          <draw:frame draw:z-index="0" draw:style-name="gr1" draw:text-style-name="P1" svg:width="453.51pt" svg:height="255.09pt" svg:x="642.08pt" svg:y="17.15pt">
            <loext:p draw:notify-on-update-of-ranges="'mu+beta'.A1:'mu+beta'.A1 'mu+beta'.A2:'mu+beta'.A24 'mu+beta'.B1:'mu+beta'.B1 'mu+beta'.B2:'mu+beta'.B24 'mu+beta'.A1:'mu+beta'.A1 'mu+beta'.A2:'mu+beta'.A24 'mu+beta'.C1:'mu+beta'.C1 'mu+beta'.C2:'mu+beta'.C24 'mu+beta'.A1:'mu+beta'.A1 'mu+beta'.A2:'mu+beta'.A24 'mu+beta'.E1:'mu+beta'.E1 'mu+beta'.E2:'mu+beta'.E24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2" draw:text-style-name="P1" svg:width="69.39pt" svg:height="31.27pt" svg:x="384.04pt" svg:y="140.83pt">
            <lo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2" draw:text-style-name="P1" svg:width="76.76pt" svg:height="16.33pt" svg:x="515.96pt" svg:y="176.97pt">
            <lo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2" draw:text-style-name="P1" svg:width="94.03pt" svg:height="31.32pt" svg:x="384.04pt" svg:y="204.83pt">
            <loext:p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4" draw:style-name="gr2" draw:text-style-name="P1" svg:width="128.01pt" svg:height="14.54pt" svg:x="383.98pt" svg:y="177.7pt">
            <lo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4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ox</text:p>
          </table:table-cell>
          <table:table-cell table:style-name="ce3" office:value-type="string" calcext:value-type="string">
            <text:p>μ(pos)</text:p>
          </table:table-cell>
          <table:table-cell table:style-name="ce3" office:value-type="string" calcext:value-type="string">
            <text:p>μ(neg)</text:p>
          </table:table-cell>
          <table:table-cell office:value-type="string" calcext:value-type="string">
            <text:p>beta</text:p>
          </table:table-cell>
          <table:table-cell table:style-name="Default" office:value-type="string" calcext:value-type="string">
            <text:p>balance</text:p>
          </table:table-cell>
          <table:table-cell/>
          <table:table-cell office:value-type="string" calcext:value-type="string">
            <text:p>Ox_dead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  <table:table-cell table:formula="of:=[.$H$4]*[.A2]/([.A2]+[.$H$5])" office:value-type="float" office:value="0" calcext:value-type="float">
            <text:p>0.00</text:p>
          </table:table-cell>
          <table:table-cell table:formula="of:=EXP([.$H$9]*([.A2]-[.$H$1]))" office:value-type="float" office:value="0.000771604938271605" calcext:value-type="float">
            <text:p>0.00</text:p>
          </table:table-cell>
          <table:table-cell office:value-type="float" office:value="3" calcext:value-type="float">
            <text:p>3</text:p>
          </table:table-cell>
          <table:table-cell table:formula="of:=[.B2]-[.C2]-[.D2]" office:value-type="float" office:value="-3.00077160493827" calcext:value-type="float">
            <text:p>-3.00</text:p>
          </table:table-cell>
          <table:table-cell/>
          <table:table-cell office:value-type="string" calcext:value-type="string">
            <text:p>Ox_max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4]-[.$H$2]/[.$H$3]" office:value-type="float" office:value="0.909090909090912" calcext:value-type="float">
            <text:p>0.91</text:p>
          </table:table-cell>
          <table:table-cell table:formula="of:=[.$H$4]*[.A3]/([.A3]+[.$H$5])" office:value-type="float" office:value="1.875" calcext:value-type="float">
            <text:p>1.88</text:p>
          </table:table-cell>
          <table:table-cell table:formula="of:=EXP([.$H$9]*([.A3]-[.$H$1]))" office:value-type="float" office:value="0.00115943806759309" calcext:value-type="float">
            <text:p>0.00</text:p>
          </table:table-cell>
          <table:table-cell office:value-type="float" office:value="3" calcext:value-type="float">
            <text:p>3</text:p>
          </table:table-cell>
          <table:table-cell table:formula="of:=[.B3]-[.C3]-[.D3]" office:value-type="float" office:value="-1.12615943806759" calcext:value-type="float">
            <text:p>-1.13</text:p>
          </table:table-cell>
          <table:table-cell/>
          <table:table-cell office:value-type="string" calcext:value-type="string">
            <text:p>Ptn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5]-[.$H$2]/[.$H$3]" office:value-type="float" office:value="1.81818181818182" calcext:value-type="float">
            <text:p>1.82</text:p>
          </table:table-cell>
          <table:table-cell table:formula="of:=[.$H$4]*[.A4]/([.A4]+[.$H$5])" office:value-type="float" office:value="2.85714285714286" calcext:value-type="float">
            <text:p>2.86</text:p>
          </table:table-cell>
          <table:table-cell table:formula="of:=EXP([.$H$9]*([.A4]-[.$H$1]))" office:value-type="float" office:value="0.00174220843582887" calcext:value-type="float">
            <text:p>0.00</text:p>
          </table:table-cell>
          <table:table-cell office:value-type="float" office:value="3" calcext:value-type="float">
            <text:p>3</text:p>
          </table:table-cell>
          <table:table-cell table:formula="of:=[.B4]-[.C4]-[.D4]" office:value-type="float" office:value="-0.144599351292969" calcext:value-type="float">
            <text:p>-0.14</text:p>
          </table:table-cell>
          <table:table-cell/>
          <table:table-cell table:style-name="ce3" office:value-type="string" calcext:value-type="string">
            <text:p>μ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]-[.$H$2]/[.$H$3]" office:value-type="float" office:value="2.72727272727273" calcext:value-type="float">
            <text:p>2.73</text:p>
          </table:table-cell>
          <table:table-cell table:formula="of:=[.$H$4]*[.A5]/([.A5]+[.$H$5])" office:value-type="float" office:value="3.46153846153846" calcext:value-type="float">
            <text:p>3.46</text:p>
          </table:table-cell>
          <table:table-cell table:formula="of:=EXP([.$H$9]*([.A5]-[.$H$1]))" office:value-type="float" office:value="0.00261789768570763" calcext:value-type="float">
            <text:p>0.00</text:p>
          </table:table-cell>
          <table:table-cell office:value-type="float" office:value="3" calcext:value-type="float">
            <text:p>3</text:p>
          </table:table-cell>
          <table:table-cell table:formula="of:=[.B5]-[.C5]-[.D5]" office:value-type="float" office:value="0.458920563852756" calcext:value-type="float">
            <text:p>0.46</text:p>
          </table:table-cell>
          <table:table-cell/>
          <table:table-cell office:value-type="string" calcext:value-type="string">
            <text:p>k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]-[.$H$2]/[.$H$3]" office:value-type="float" office:value="3.63636363636364" calcext:value-type="float">
            <text:p>3.64</text:p>
          </table:table-cell>
          <table:table-cell table:formula="of:=[.$H$4]*[.A6]/([.A6]+[.$H$5])" office:value-type="float" office:value="3.87096774193548" calcext:value-type="float">
            <text:p>3.87</text:p>
          </table:table-cell>
          <table:table-cell table:formula="of:=EXP([.$H$9]*([.A6]-[.$H$1]))" office:value-type="float" office:value="0.00393373614309979" calcext:value-type="float">
            <text:p>0.00</text:p>
          </table:table-cell>
          <table:table-cell office:value-type="float" office:value="3" calcext:value-type="float">
            <text:p>3</text:p>
          </table:table-cell>
          <table:table-cell table:formula="of:=[.B6]-[.C6]-[.D6]" office:value-type="float" office:value="0.867034005792385" calcext:value-type="float">
            <text:p>0.87</text:p>
          </table:table-cell>
          <table:table-cell table:number-columns-repeated="3"/>
        </table:table-row>
        <table:table-row table:style-name="ro1">
          <table:table-cell table:formula="of:=[.A8]-[.$H$2]/[.$H$3]" office:value-type="float" office:value="4.54545454545455" calcext:value-type="float">
            <text:p>4.55</text:p>
          </table:table-cell>
          <table:table-cell table:formula="of:=[.$H$4]*[.A7]/([.A7]+[.$H$5])" office:value-type="float" office:value="4.16666666666667" calcext:value-type="float">
            <text:p>4.17</text:p>
          </table:table-cell>
          <table:table-cell table:formula="of:=EXP([.$H$9]*([.A7]-[.$H$1]))" office:value-type="float" office:value="0.00591095676810103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table:formula="of:=[.B7]-[.C7]-[.D7]" office:value-type="float" office:value="1.16075570989857" calcext:value-type="float">
            <text:p>1.16</text:p>
          </table:table-cell>
          <table:table-cell table:number-columns-repeated="3"/>
        </table:table-row>
        <table:table-row table:style-name="ro1">
          <table:table-cell table:formula="of:=[.A9]-[.$H$2]/[.$H$3]" office:value-type="float" office:value="5.45454545454546" calcext:value-type="float">
            <text:p>5.45</text:p>
          </table:table-cell>
          <table:table-cell table:formula="of:=[.$H$4]*[.A8]/([.A8]+[.$H$5])" office:value-type="float" office:value="4.39024390243903" calcext:value-type="float">
            <text:p>4.39</text:p>
          </table:table-cell>
          <table:table-cell table:formula="of:=EXP([.$H$9]*([.A8]-[.$H$1]))" office:value-type="float" office:value="0.00888199122751205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table:formula="of:=[.B8]-[.C8]-[.D8]" office:value-type="float" office:value="1.38136191121151" calcext:value-type="float">
            <text:p>1.38</text:p>
          </table:table-cell>
          <table:table-cell/>
          <table:table-cell office:value-type="string" calcext:value-type="string">
            <text:p>Km</text:p>
          </table:table-cell>
          <table:table-cell table:formula="of:=LN([.H4])" office:value-type="float" office:value="1.79175946922806" calcext:value-type="float">
            <text:p>1.79175946922806</text:p>
          </table:table-cell>
        </table:table-row>
        <table:table-row table:style-name="ro1">
          <table:table-cell table:formula="of:=[.A10]-[.$H$2]/[.$H$3]" office:value-type="float" office:value="6.36363636363637" calcext:value-type="float">
            <text:p>6.36</text:p>
          </table:table-cell>
          <table:table-cell table:formula="of:=[.$H$4]*[.A9]/([.A9]+[.$H$5])" office:value-type="float" office:value="4.56521739130435" calcext:value-type="float">
            <text:p>4.57</text:p>
          </table:table-cell>
          <table:table-cell table:formula="of:=EXP([.$H$9]*([.A9]-[.$H$1]))" office:value-type="float" office:value="0.0133463618937862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table:formula="of:=[.B9]-[.C9]-[.D9]" office:value-type="float" office:value="1.55187102941056" calcext:value-type="float">
            <text:p>1.55</text:p>
          </table:table-cell>
          <table:table-cell/>
          <table:table-cell table:style-name="ce3" office:value-type="string" calcext:value-type="string">
            <text:p>α</text:p>
          </table:table-cell>
          <table:table-cell table:formula="of:=[.H8]/([.H2]-[.H1])" office:value-type="float" office:value="0.447939867307014" calcext:value-type="float">
            <text:p>0.447939867307014</text:p>
          </table:table-cell>
        </table:table-row>
        <table:table-row table:style-name="ro1">
          <table:table-cell table:formula="of:=[.A11]-[.$H$2]/[.$H$3]" office:value-type="float" office:value="7.27272727272728" calcext:value-type="float">
            <text:p>7.27</text:p>
          </table:table-cell>
          <table:table-cell table:formula="of:=[.$H$4]*[.A10]/([.A10]+[.$H$5])" office:value-type="float" office:value="4.70588235294118" calcext:value-type="float">
            <text:p>4.71</text:p>
          </table:table-cell>
          <table:table-cell table:formula="of:=EXP([.$H$9]*([.A10]-[.$H$1]))" office:value-type="float" office:value="0.0200546669364143" calcext:value-type="float">
            <text:p>0.02</text:p>
          </table:table-cell>
          <table:table-cell office:value-type="float" office:value="3" calcext:value-type="float">
            <text:p>3</text:p>
          </table:table-cell>
          <table:table-cell table:formula="of:=[.B10]-[.C10]-[.D10]" office:value-type="float" office:value="1.68582768600476" calcext:value-type="float">
            <text:p>1.69</text:p>
          </table:table-cell>
          <table:table-cell table:number-columns-repeated="3"/>
        </table:table-row>
        <table:table-row table:style-name="ro1">
          <table:table-cell table:formula="of:=[.A12]-[.$H$2]/[.$H$3]" office:value-type="float" office:value="8.18181818181819" calcext:value-type="float">
            <text:p>8.18</text:p>
          </table:table-cell>
          <table:table-cell table:formula="of:=[.$H$4]*[.A11]/([.A11]+[.$H$5])" office:value-type="float" office:value="4.82142857142857" calcext:value-type="float">
            <text:p>4.82</text:p>
          </table:table-cell>
          <table:table-cell table:formula="of:=EXP([.$H$9]*([.A11]-[.$H$1]))" office:value-type="float" office:value="0.0301347789855572" calcext:value-type="float">
            <text:p>0.03</text:p>
          </table:table-cell>
          <table:table-cell office:value-type="float" office:value="3" calcext:value-type="float">
            <text:p>3</text:p>
          </table:table-cell>
          <table:table-cell table:formula="of:=[.B11]-[.C11]-[.D11]" office:value-type="float" office:value="1.79129379244301" calcext:value-type="float">
            <text:p>1.79</text:p>
          </table:table-cell>
          <table:table-cell table:number-columns-repeated="3"/>
        </table:table-row>
        <table:table-row table:style-name="ro1">
          <table:table-cell table:formula="of:=[.A13]-[.$H$2]/[.$H$3]" office:value-type="float" office:value="9.09090909090909" calcext:value-type="float">
            <text:p>9.09</text:p>
          </table:table-cell>
          <table:table-cell table:formula="of:=[.$H$4]*[.A12]/([.A12]+[.$H$5])" office:value-type="float" office:value="4.91803278688525" calcext:value-type="float">
            <text:p>4.92</text:p>
          </table:table-cell>
          <table:table-cell table:formula="of:=EXP([.$H$9]*([.A12]-[.$H$1]))" office:value-type="float" office:value="0.0452814752490097" calcext:value-type="float">
            <text:p>0.05</text:p>
          </table:table-cell>
          <table:table-cell office:value-type="float" office:value="3" calcext:value-type="float">
            <text:p>3</text:p>
          </table:table-cell>
          <table:table-cell table:formula="of:=[.B12]-[.C12]-[.D12]" office:value-type="float" office:value="1.87275131163624" calcext:value-type="float">
            <text:p>1.87</text:p>
          </table:table-cell>
          <table:table-cell table:number-columns-repeated="3"/>
        </table:table-row>
        <table:table-row table:style-name="ro1">
          <table:table-cell table:formula="of:=[.A14]-[.$H$2]/[.$H$3]" office:value-type="float" office:value="10" calcext:value-type="float">
            <text:p>10.00</text:p>
          </table:table-cell>
          <table:table-cell table:formula="of:=[.$H$4]*[.A13]/([.A13]+[.$H$5])" office:value-type="float" office:value="5" calcext:value-type="float">
            <text:p>5.00</text:p>
          </table:table-cell>
          <table:table-cell table:formula="of:=EXP([.$H$9]*([.A13]-[.$H$1]))" office:value-type="float" office:value="0.0680413817439772" calcext:value-type="float">
            <text:p>0.07</text:p>
          </table:table-cell>
          <table:table-cell office:value-type="float" office:value="3" calcext:value-type="float">
            <text:p>3</text:p>
          </table:table-cell>
          <table:table-cell table:formula="of:=[.B13]-[.C13]-[.D13]" office:value-type="float" office:value="1.93195861825602" calcext:value-type="float">
            <text:p>1.93</text:p>
          </table:table-cell>
          <table:table-cell table:number-columns-repeated="3"/>
        </table:table-row>
        <table:table-row table:style-name="ro1">
          <table:table-cell table:formula="of:=[.A15]-[.$H$2]/[.$H$3]" office:value-type="float" office:value="10.9090909090909" calcext:value-type="float">
            <text:p>10.91</text:p>
          </table:table-cell>
          <table:table-cell table:formula="of:=[.$H$4]*[.A14]/([.A14]+[.$H$5])" office:value-type="float" office:value="5.07042253521127" calcext:value-type="float">
            <text:p>5.07</text:p>
          </table:table-cell>
          <table:table-cell table:formula="of:=EXP([.$H$9]*([.A14]-[.$H$1]))" office:value-type="float" office:value="0.102241139542619" calcext:value-type="float">
            <text:p>0.10</text:p>
          </table:table-cell>
          <table:table-cell office:value-type="float" office:value="3" calcext:value-type="float">
            <text:p>3</text:p>
          </table:table-cell>
          <table:table-cell table:formula="of:=[.B14]-[.C14]-[.D14]" office:value-type="float" office:value="1.96818139566865" calcext:value-type="float">
            <text:p>1.97</text:p>
          </table:table-cell>
          <table:table-cell table:number-columns-repeated="3"/>
        </table:table-row>
        <table:table-row table:style-name="ro1">
          <table:table-cell table:formula="of:=[.A16]-[.$H$2]/[.$H$3]" office:value-type="float" office:value="11.8181818181818" calcext:value-type="float">
            <text:p>11.82</text:p>
          </table:table-cell>
          <table:table-cell table:formula="of:=[.$H$4]*[.A15]/([.A15]+[.$H$5])" office:value-type="float" office:value="5.13157894736842" calcext:value-type="float">
            <text:p>5.13</text:p>
          </table:table-cell>
          <table:table-cell table:formula="of:=EXP([.$H$9]*([.A15]-[.$H$1]))" office:value-type="float" office:value="0.153630780960713" calcext:value-type="float">
            <text:p>0.15</text:p>
          </table:table-cell>
          <table:table-cell office:value-type="float" office:value="3" calcext:value-type="float">
            <text:p>3</text:p>
          </table:table-cell>
          <table:table-cell table:formula="of:=[.B15]-[.C15]-[.D15]" office:value-type="float" office:value="1.97794816640771" calcext:value-type="float">
            <text:p>1.98</text:p>
          </table:table-cell>
          <table:table-cell table:number-columns-repeated="3"/>
        </table:table-row>
        <table:table-row table:style-name="ro1">
          <table:table-cell table:formula="of:=[.A17]-[.$H$2]/[.$H$3]" office:value-type="float" office:value="12.7272727272727" calcext:value-type="float">
            <text:p>12.73</text:p>
          </table:table-cell>
          <table:table-cell table:formula="of:=[.$H$4]*[.A16]/([.A16]+[.$H$5])" office:value-type="float" office:value="5.18518518518519" calcext:value-type="float">
            <text:p>5.19</text:p>
          </table:table-cell>
          <table:table-cell table:formula="of:=EXP([.$H$9]*([.A16]-[.$H$1]))" office:value-type="float" office:value="0.23085048703668" calcext:value-type="float">
            <text:p>0.23</text:p>
          </table:table-cell>
          <table:table-cell office:value-type="float" office:value="3" calcext:value-type="float">
            <text:p>3</text:p>
          </table:table-cell>
          <table:table-cell table:formula="of:=[.B16]-[.C16]-[.D16]" office:value-type="float" office:value="1.95433469814851" calcext:value-type="float">
            <text:p>1.95</text:p>
          </table:table-cell>
          <table:table-cell table:number-columns-repeated="3"/>
        </table:table-row>
        <table:table-row table:style-name="ro1">
          <table:table-cell table:formula="of:=[.A18]-[.$H$2]/[.$H$3]" office:value-type="float" office:value="13.6363636363636" calcext:value-type="float">
            <text:p>13.64</text:p>
          </table:table-cell>
          <table:table-cell table:formula="of:=[.$H$4]*[.A17]/([.A17]+[.$H$5])" office:value-type="float" office:value="5.23255813953488" calcext:value-type="float">
            <text:p>5.23</text:p>
          </table:table-cell>
          <table:table-cell table:formula="of:=EXP([.$H$9]*([.A17]-[.$H$1]))" office:value-type="float" office:value="0.346883268000181" calcext:value-type="float">
            <text:p>0.35</text:p>
          </table:table-cell>
          <table:table-cell office:value-type="float" office:value="3" calcext:value-type="float">
            <text:p>3</text:p>
          </table:table-cell>
          <table:table-cell table:formula="of:=[.B17]-[.C17]-[.D17]" office:value-type="float" office:value="1.8856748715347" calcext:value-type="float">
            <text:p>1.89</text:p>
          </table:table-cell>
          <table:table-cell table:number-columns-repeated="3"/>
        </table:table-row>
        <table:table-row table:style-name="ro1">
          <table:table-cell table:formula="of:=[.A19]-[.$H$2]/[.$H$3]" office:value-type="float" office:value="14.5454545454545" calcext:value-type="float">
            <text:p>14.55</text:p>
          </table:table-cell>
          <table:table-cell table:formula="of:=[.$H$4]*[.A18]/([.A18]+[.$H$5])" office:value-type="float" office:value="5.27472527472527" calcext:value-type="float">
            <text:p>5.27</text:p>
          </table:table-cell>
          <table:table-cell table:formula="of:=EXP([.$H$9]*([.A18]-[.$H$1]))" office:value-type="float" office:value="0.521237807045937" calcext:value-type="float">
            <text:p>0.52</text:p>
          </table:table-cell>
          <table:table-cell office:value-type="float" office:value="3" calcext:value-type="float">
            <text:p>3</text:p>
          </table:table-cell>
          <table:table-cell table:formula="of:=[.B18]-[.C18]-[.D18]" office:value-type="float" office:value="1.75348746767934" calcext:value-type="float">
            <text:p>1.75</text:p>
          </table:table-cell>
          <table:table-cell table:number-columns-repeated="3"/>
        </table:table-row>
        <table:table-row table:style-name="ro1">
          <table:table-cell table:formula="of:=[.A20]-[.$H$2]/[.$H$3]" office:value-type="float" office:value="15.4545454545455" calcext:value-type="float">
            <text:p>15.45</text:p>
          </table:table-cell>
          <table:table-cell table:formula="of:=[.$H$4]*[.A19]/([.A19]+[.$H$5])" office:value-type="float" office:value="5.3125" calcext:value-type="float">
            <text:p>5.31</text:p>
          </table:table-cell>
          <table:table-cell table:formula="of:=EXP([.$H$9]*([.A19]-[.$H$1]))" office:value-type="float" office:value="0.783228470662112" calcext:value-type="float">
            <text:p>0.78</text:p>
          </table:table-cell>
          <table:table-cell office:value-type="float" office:value="3" calcext:value-type="float">
            <text:p>3</text:p>
          </table:table-cell>
          <table:table-cell table:formula="of:=[.B19]-[.C19]-[.D19]" office:value-type="float" office:value="1.52927152933789" calcext:value-type="float">
            <text:p>1.53</text:p>
          </table:table-cell>
          <table:table-cell table:number-columns-repeated="3"/>
        </table:table-row>
        <table:table-row table:style-name="ro1">
          <table:table-cell table:formula="of:=[.A21]-[.$H$2]/[.$H$3]" office:value-type="float" office:value="16.3636363636364" calcext:value-type="float">
            <text:p>16.36</text:p>
          </table:table-cell>
          <table:table-cell table:formula="of:=[.$H$4]*[.A20]/([.A20]+[.$H$5])" office:value-type="float" office:value="5.34653465346535" calcext:value-type="float">
            <text:p>5.35</text:p>
          </table:table-cell>
          <table:table-cell table:formula="of:=EXP([.$H$9]*([.A20]-[.$H$1]))" office:value-type="float" office:value="1.17690395624285" calcext:value-type="float">
            <text:p>1.18</text:p>
          </table:table-cell>
          <table:table-cell office:value-type="float" office:value="3" calcext:value-type="float">
            <text:p>3</text:p>
          </table:table-cell>
          <table:table-cell table:formula="of:=[.B20]-[.C20]-[.D20]" office:value-type="float" office:value="1.1696306972225" calcext:value-type="float">
            <text:p>1.17</text:p>
          </table:table-cell>
          <table:table-cell table:number-columns-repeated="3"/>
        </table:table-row>
        <table:table-row table:style-name="ro1">
          <table:table-cell table:formula="of:=[.A22]-[.$H$2]/[.$H$3]" office:value-type="float" office:value="17.2727272727273" calcext:value-type="float">
            <text:p>17.27</text:p>
          </table:table-cell>
          <table:table-cell table:formula="of:=[.$H$4]*[.A21]/([.A21]+[.$H$5])" office:value-type="float" office:value="5.37735849056604" calcext:value-type="float">
            <text:p>5.38</text:p>
          </table:table-cell>
          <table:table-cell table:formula="of:=EXP([.$H$9]*([.A21]-[.$H$1]))" office:value-type="float" office:value="1.76845323440447" calcext:value-type="float">
            <text:p>1.77</text:p>
          </table:table-cell>
          <table:table-cell office:value-type="float" office:value="3" calcext:value-type="float">
            <text:p>3</text:p>
          </table:table-cell>
          <table:table-cell table:formula="of:=[.B21]-[.C21]-[.D21]" office:value-type="float" office:value="0.608905256161572" calcext:value-type="float">
            <text:p>0.61</text:p>
          </table:table-cell>
          <table:table-cell table:number-columns-repeated="3"/>
        </table:table-row>
        <table:table-row table:style-name="ro1">
          <table:table-cell table:formula="of:=[.A23]-[.$H$2]/[.$H$3]" office:value-type="float" office:value="18.1818181818182" calcext:value-type="float">
            <text:p>18.18</text:p>
          </table:table-cell>
          <table:table-cell table:formula="of:=[.$H$4]*[.A22]/([.A22]+[.$H$5])" office:value-type="float" office:value="5.40540540540541" calcext:value-type="float">
            <text:p>5.41</text:p>
          </table:table-cell>
          <table:table-cell table:formula="of:=EXP([.$H$9]*([.A22]-[.$H$1]))" office:value-type="float" office:value="2.65733395294176" calcext:value-type="float">
            <text:p>2.66</text:p>
          </table:table-cell>
          <table:table-cell office:value-type="float" office:value="3" calcext:value-type="float">
            <text:p>3</text:p>
          </table:table-cell>
          <table:table-cell table:formula="of:=[.B22]-[.C22]-[.D22]" office:value-type="float" office:value="-0.251928547536359" calcext:value-type="float">
            <text:p>-0.25</text:p>
          </table:table-cell>
          <table:table-cell table:number-columns-repeated="3"/>
        </table:table-row>
        <table:table-row table:style-name="ro1">
          <table:table-cell table:formula="of:=[.A24]-[.$H$2]/[.$H$3]" office:value-type="float" office:value="19.0909090909091" calcext:value-type="float">
            <text:p>19.09</text:p>
          </table:table-cell>
          <table:table-cell table:formula="of:=[.$H$4]*[.A23]/([.A23]+[.$H$5])" office:value-type="float" office:value="5.43103448275862" calcext:value-type="float">
            <text:p>5.43</text:p>
          </table:table-cell>
          <table:table-cell table:formula="of:=EXP([.$H$9]*([.A23]-[.$H$1]))" office:value-type="float" office:value="3.99299432977942" calcext:value-type="float">
            <text:p>3.99</text:p>
          </table:table-cell>
          <table:table-cell office:value-type="float" office:value="3" calcext:value-type="float">
            <text:p>3</text:p>
          </table:table-cell>
          <table:table-cell table:formula="of:=[.B23]-[.C23]-[.D23]" office:value-type="float" office:value="-1.5619598470208" calcext:value-type="float">
            <text:p>-1.56</text:p>
          </table:table-cell>
          <table:table-cell table:number-columns-repeated="3"/>
        </table:table-row>
        <table:table-row table:style-name="ro1">
          <table:table-cell table:style-name="ce2" table:formula="of:=[.$H$2]" office:value-type="float" office:value="20" calcext:value-type="float">
            <text:p>20.00</text:p>
          </table:table-cell>
          <table:table-cell table:formula="of:=[.$H$4]*[.A24]/([.A24]+[.$H$5])" office:value-type="float" office:value="5.45454545454545" calcext:value-type="float">
            <text:p>5.45</text:p>
          </table:table-cell>
          <table:table-cell table:formula="of:=EXP([.$H$9]*([.A24]-[.$H$1]))" office:value-type="float" office:value="6" calcext:value-type="float">
            <text:p>6.00</text:p>
          </table:table-cell>
          <table:table-cell office:value-type="float" office:value="3" calcext:value-type="float">
            <text:p>3</text:p>
          </table:table-cell>
          <table:table-cell table:formula="of:=[.B24]-[.C24]-[.D24]" office:value-type="float" office:value="-3.54545454545455" calcext:value-type="float">
            <text:p>-3.5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1">00/00/0000</text:date>, <text:time style:data-style-name="N2" text:time-value="10:19:39.884603564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21:29:24.919000000</meta:creation-date>
    <dc:date>2018-01-31T12:06:26.581557940</dc:date>
    <meta:editing-duration>PT9H34M24S</meta:editing-duration>
    <meta:editing-cycles>35</meta:editing-cycles>
    <meta:generator>LibreOffice/5.2.7.2$Linux_X86_64 LibreOffice_project/20m0$Build-2</meta:generator>
    <meta:document-statistic meta:table-count="3" meta:cell-count="324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bottom" svg:x="7.195cm" svg:y="8.217cm" style:legend-expansion="wide" chart:style-name="ch2"/>
        <chart:plot-area chart:style-name="ch3" table:cell-range-address="alpha.A2:alpha.B81 alpha.B1:alpha.B1" chart:data-source-has-labels="row" svg:x="0.32cm" svg:y="0.18cm" svg:width="15.36cm" svg:height="7.857cm">
          <chartooo:coordinate-region svg:x="1.232cm" svg:y="0.38cm" svg:width="14.023cm" svg:height="7.01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lpha.B2:alpha.B81" chart:label-cell-address="alpha.B1:alpha.B1" chart:class="chart:scatter">
            <chart:domain table:cell-range-address="alpha.A2:alpha.A81"/>
            <chart:data-point chart:repeated="8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u</text:p>
                <draw:g>
                  <svg:desc>alpha.B1:alpha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lpha.A2:alpha.A81</svg:desc>
                </draw:g>
              </table:table-cell>
              <table:table-cell office:value-type="float" office:value="0">
                <text:p>0</text:p>
                <draw:g>
                  <svg:desc>alpha.B2:alpha.B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2.57142857142857">
                <text:p>2.571428571428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5">
                <text:p>1.25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75">
                <text:p>1.75</text:p>
              </table:table-cell>
              <table:table-cell office:value-type="float" office:value="3.81818181818182">
                <text:p>3.818181818181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25">
                <text:p>2.25</text:p>
              </table:table-cell>
              <table:table-cell office:value-type="float" office:value="4.15384615384615">
                <text:p>4.153846153846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">
                <text:p>2.5</text:p>
              </table:table-cell>
              <table:table-cell office:value-type="float" office:value="4.28571428571429">
                <text:p>4.285714285714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75">
                <text:p>2.75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25">
                <text:p>3.25</text:p>
              </table:table-cell>
              <table:table-cell office:value-type="float" office:value="4.58823529411765">
                <text:p>4.588235294117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5">
                <text:p>3.5</text:p>
              </table:table-cell>
              <table:table-cell office:value-type="float" office:value="4.66666666666667">
                <text:p>4.6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">
                <text:p>13</text:p>
              </table:table-cell>
              <table:table-cell office:value-type="float" office:value="5.57142857142857">
                <text:p>5.571428571428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5.625">
                <text:p>5.6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5.66666666666667">
                <text:p>5.6666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5.72727272727273">
                <text:p>5.727272727272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math xmlns="http://www.w3.org/1998/Math/MathML" display="block">
  <semantics>
    <mrow>
      <mi mathvariant="normal">μ</mi>
      <mo stretchy="false">=</mo>
      <mfrac>
        <mrow>
          <msub>
            <mi mathvariant="normal">μ</mi>
            <mi mathvariant="italic">max</mi>
          </msub>
          <mo stretchy="false">⋅</mo>
          <mi>C</mi>
        </mrow>
        <mrow>
          <mi>C</mi>
          <mo stretchy="false">+</mo>
          <msub>
            <mi>K</mi>
            <mi>s</mi>
          </msub>
        </mrow>
      </mfrac>
    </mrow>
    <annotation encoding="StarMath 5.0">%mu = { %mu_max cdot C } over { C + K_s }</annotation>
  </semantics>
</math>
</file>

<file path=Object 4/content.xml><?xml version="1.0" encoding="utf-8"?>
<math xmlns="http://www.w3.org/1998/Math/MathML" display="block">
  <semantics>
    <mrow>
      <msub>
        <mi mathvariant="normal">μ</mi>
        <mi>p</mi>
      </msub>
      <mo stretchy="false">=</mo>
      <mfrac>
        <mrow>
          <msub>
            <mi mathvariant="normal">μ</mi>
            <mi mathvariant="italic">max</mi>
          </msub>
          <mo stretchy="false">⋅</mo>
          <mi mathvariant="italic">Ox</mi>
        </mrow>
        <mrow>
          <mi mathvariant="italic">Ox</mi>
          <mo stretchy="false">+</mo>
          <msub>
            <mi>K</mi>
            <mi>s</mi>
          </msub>
        </mrow>
      </mfrac>
    </mrow>
    <annotation encoding="StarMath 5.0">%mu_p = { %mu_max cdot Ox } over { Ox + K_s }</annotation>
  </semantics>
</math>
</file>

<file path=Object 5/content.xml><?xml version="1.0" encoding="utf-8"?>
<math xmlns="http://www.w3.org/1998/Math/MathML" display="block">
  <semantics>
    <mrow>
      <msub>
        <mi mathvariant="normal">μ</mi>
        <mi>n</mi>
      </msub>
      <mo stretchy="false">=</mo>
      <msup>
        <mi mathvariant="normal">e</mi>
        <mrow>
          <mi mathvariant="normal">α</mi>
          <mo stretchy="false">⋅</mo>
          <mrow>
            <mo fence="true" stretchy="false">(</mo>
            <mrow>
              <mrow>
                <mi mathvariant="italic">Ox</mi>
                <mo stretchy="false">−</mo>
                <msub>
                  <mi mathvariant="italic">Ox</mi>
                  <mi mathvariant="italic">dead</mi>
                </msub>
              </mrow>
            </mrow>
            <mo fence="true" stretchy="false">)</mo>
          </mrow>
        </mrow>
      </msup>
    </mrow>
    <annotation encoding="StarMath 5.0">%mu_n = func e^{ {%alpha} cdot (Ox - Ox_dead) } </annotation>
  </semantics>
</math>
</file>

<file path=Object 6/content.xml><?xml version="1.0" encoding="utf-8"?>
<math xmlns="http://www.w3.org/1998/Math/MathML" display="block">
  <semantics>
    <mrow>
      <mi mathvariant="normal">α</mi>
      <mo stretchy="false">=</mo>
      <mfrac>
        <mrow>
          <mi>ln</mi>
          <mrow>
            <mo fence="true" stretchy="false">(</mo>
            <mrow>
              <msub>
                <mi mathvariant="normal">μ</mi>
                <mi mathvariant="italic">max</mi>
              </msub>
            </mrow>
            <mo fence="true" stretchy="false">)</mo>
          </mrow>
        </mrow>
        <mrow>
          <msub>
            <mi mathvariant="italic">Ox</mi>
            <mi mathvariant="italic">max</mi>
          </msub>
          <mo stretchy="false">−</mo>
          <msub>
            <mi mathvariant="italic">Ox</mi>
            <mi mathvariant="italic">dead</mi>
          </msub>
        </mrow>
      </mfrac>
    </mrow>
    <annotation encoding="StarMath 5.0">%alpha = { ln(%mu_max) } over { Ox_max - Ox_dead }</annotation>
  </semantics>
</math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bottom" svg:x="4.963cm" svg:y="8.217cm" style:legend-expansion="wide" chart:style-name="ch2"/>
        <chart:plot-area chart:style-name="ch3" table:cell-range-address="'mu+beta'.A1:'mu+beta'.C24 'mu+beta'.E1:'mu+beta'.E24" chart:data-source-has-labels="row" svg:x="0.32cm" svg:y="0.18cm" svg:width="15.36cm" svg:height="7.857cm">
          <chartooo:coordinate-region svg:x="1.338cm" svg:y="0.38cm" svg:width="13.918cm" svg:height="7.458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mu+beta'.B2:'mu+beta'.B24" chart:label-cell-address="'mu+beta'.B1:'mu+beta'.B1" chart:class="chart:scatter">
            <chart:domain table:cell-range-address="'mu+beta'.A2:'mu+beta'.A24"/>
            <chart:data-point chart:repeated="23"/>
          </chart:series>
          <chart:series chart:style-name="ch7" chart:values-cell-range-address="'mu+beta'.C2:'mu+beta'.C24" chart:label-cell-address="'mu+beta'.C1:'mu+beta'.C1" chart:class="chart:scatter">
            <chart:data-point chart:repeated="23"/>
          </chart:series>
          <chart:series chart:style-name="ch8" chart:values-cell-range-address="'mu+beta'.E2:'mu+beta'.E24" chart:label-cell-address="'mu+beta'.E1:'mu+beta'.E1" chart:class="chart:scatter">
            <chart:data-point chart:repeated="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lpha</text:p>
                <draw:g>
                  <svg:desc>'mu+beta'.B1:'mu+beta'.B1</svg:desc>
                </draw:g>
              </table:table-cell>
              <table:table-cell office:value-type="string">
                <text:p>beta</text:p>
                <draw:g>
                  <svg:desc>'mu+beta'.C1:'mu+beta'.C1</svg:desc>
                </draw:g>
              </table:table-cell>
              <table:table-cell office:value-type="string">
                <text:p>balance</text:p>
                <draw:g>
                  <svg:desc>'mu+beta'.E1:'mu+beta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u+beta'.A2:'mu+beta'.A24</svg:desc>
                </draw:g>
              </table:table-cell>
              <table:table-cell office:value-type="float" office:value="0">
                <text:p>0</text:p>
                <draw:g>
                  <svg:desc>'mu+beta'.B2:'mu+beta'.B24</svg:desc>
                </draw:g>
              </table:table-cell>
              <table:table-cell office:value-type="float" office:value="0.00462962962962963">
                <text:p>0.00462962962962963</text:p>
                <draw:g>
                  <svg:desc>'mu+beta'.C2:'mu+beta'.C24</svg:desc>
                </draw:g>
              </table:table-cell>
              <table:table-cell office:value-type="float" office:value="-3.00077160493827">
                <text:p>-3.00077160493827</text:p>
                <draw:g>
                  <svg:desc>'mu+beta'.E2:'mu+beta'.E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09090909090912">
                <text:p>0.909090909090912</text:p>
              </table:table-cell>
              <table:table-cell office:value-type="float" office:value="1.875">
                <text:p>1.875</text:p>
              </table:table-cell>
              <table:table-cell office:value-type="float" office:value="0.00641251352879667">
                <text:p>0.00641251352879667</text:p>
              </table:table-cell>
              <table:table-cell office:value-type="float" office:value="-1.12615943806759">
                <text:p>-1.126159438067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81818181818182">
                <text:p>1.81818181818182</text:p>
              </table:table-cell>
              <table:table-cell office:value-type="float" office:value="2.85714285714286">
                <text:p>2.85714285714286</text:p>
              </table:table-cell>
              <table:table-cell office:value-type="float" office:value="0.00888199122751205">
                <text:p>0.00888199122751205</text:p>
              </table:table-cell>
              <table:table-cell office:value-type="float" office:value="-0.144599351292969">
                <text:p>-0.1445993512929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72727272727273">
                <text:p>2.72727272727273</text:p>
              </table:table-cell>
              <table:table-cell office:value-type="float" office:value="3.46153846153846">
                <text:p>3.46153846153846</text:p>
              </table:table-cell>
              <table:table-cell office:value-type="float" office:value="0.01230247200436">
                <text:p>0.01230247200436</text:p>
              </table:table-cell>
              <table:table-cell office:value-type="float" office:value="0.458920563852756">
                <text:p>0.4589205638527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63636363636364">
                <text:p>3.63636363636364</text:p>
              </table:table-cell>
              <table:table-cell office:value-type="float" office:value="3.87096774193548">
                <text:p>3.87096774193548</text:p>
              </table:table-cell>
              <table:table-cell office:value-type="float" office:value="0.0170401899237698">
                <text:p>0.0170401899237698</text:p>
              </table:table-cell>
              <table:table-cell office:value-type="float" office:value="0.867034005792385">
                <text:p>0.8670340057923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54545454545455">
                <text:p>4.54545454545455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0.0236024168585987">
                <text:p>0.0236024168585987</text:p>
              </table:table-cell>
              <table:table-cell office:value-type="float" office:value="1.16075570989857">
                <text:p>1.160755709898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45454545454546">
                <text:p>5.45454545454546</text:p>
              </table:table-cell>
              <table:table-cell office:value-type="float" office:value="4.39024390243903">
                <text:p>4.39024390243903</text:p>
              </table:table-cell>
              <table:table-cell office:value-type="float" office:value="0.0326917765623015">
                <text:p>0.0326917765623015</text:p>
              </table:table-cell>
              <table:table-cell office:value-type="float" office:value="1.38136191121151">
                <text:p>1.381361911211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36363636363637">
                <text:p>6.36363636363637</text:p>
              </table:table-cell>
              <table:table-cell office:value-type="float" office:value="4.56521739130435">
                <text:p>4.56521739130435</text:p>
              </table:table-cell>
              <table:table-cell office:value-type="float" office:value="0.0452814752490097">
                <text:p>0.0452814752490097</text:p>
              </table:table-cell>
              <table:table-cell office:value-type="float" office:value="1.55187102941056">
                <text:p>1.551871029410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27272727272728">
                <text:p>7.27272727272728</text:p>
              </table:table-cell>
              <table:table-cell office:value-type="float" office:value="4.70588235294118">
                <text:p>4.70588235294118</text:p>
              </table:table-cell>
              <table:table-cell office:value-type="float" office:value="0.0627195036898395">
                <text:p>0.0627195036898395</text:p>
              </table:table-cell>
              <table:table-cell office:value-type="float" office:value="1.68582768600476">
                <text:p>1.685827686004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18181818181819">
                <text:p>8.18181818181819</text:p>
              </table:table-cell>
              <table:table-cell office:value-type="float" office:value="4.82142857142857">
                <text:p>4.82142857142857</text:p>
              </table:table-cell>
              <table:table-cell office:value-type="float" office:value="0.0868729678409897">
                <text:p>0.0868729678409897</text:p>
              </table:table-cell>
              <table:table-cell office:value-type="float" office:value="1.79129379244301">
                <text:p>1.791293792443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09090909090909">
                <text:p>9.09090909090909</text:p>
              </table:table-cell>
              <table:table-cell office:value-type="float" office:value="4.91803278688525">
                <text:p>4.91803278688525</text:p>
              </table:table-cell>
              <table:table-cell office:value-type="float" office:value="0.120328001618486">
                <text:p>0.120328001618486</text:p>
              </table:table-cell>
              <table:table-cell office:value-type="float" office:value="1.87275131163624">
                <text:p>1.872751311636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1.93195861825602">
                <text:p>1.931958618256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9090909090909">
                <text:p>10.9090909090909</text:p>
              </table:table-cell>
              <table:table-cell office:value-type="float" office:value="5.07042253521127">
                <text:p>5.07042253521127</text:p>
              </table:table-cell>
              <table:table-cell office:value-type="float" office:value="0.23085048703668">
                <text:p>0.23085048703668</text:p>
              </table:table-cell>
              <table:table-cell office:value-type="float" office:value="1.96818139566865">
                <text:p>1.968181395668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8181818181818">
                <text:p>11.8181818181818</text:p>
              </table:table-cell>
              <table:table-cell office:value-type="float" office:value="5.13157894736842">
                <text:p>5.13157894736842</text:p>
              </table:table-cell>
              <table:table-cell office:value-type="float" office:value="0.319751684190433">
                <text:p>0.319751684190433</text:p>
              </table:table-cell>
              <table:table-cell office:value-type="float" office:value="1.97794816640771">
                <text:p>1.977948166407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7272727272727">
                <text:p>12.7272727272727</text:p>
              </table:table-cell>
              <table:table-cell office:value-type="float" office:value="5.18518518518519">
                <text:p>5.18518518518519</text:p>
              </table:table-cell>
              <table:table-cell office:value-type="float" office:value="0.442888992156961">
                <text:p>0.442888992156961</text:p>
              </table:table-cell>
              <table:table-cell office:value-type="float" office:value="1.95433469814851">
                <text:p>1.954334698148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.6363636363636">
                <text:p>13.6363636363636</text:p>
              </table:table-cell>
              <table:table-cell office:value-type="float" office:value="5.23255813953488">
                <text:p>5.23255813953488</text:p>
              </table:table-cell>
              <table:table-cell office:value-type="float" office:value="0.613446837255712">
                <text:p>0.613446837255712</text:p>
              </table:table-cell>
              <table:table-cell office:value-type="float" office:value="1.8856748715347">
                <text:p>1.88567487153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.5454545454545">
                <text:p>14.5454545454545</text:p>
              </table:table-cell>
              <table:table-cell office:value-type="float" office:value="5.27472527472527">
                <text:p>5.27472527472527</text:p>
              </table:table-cell>
              <table:table-cell office:value-type="float" office:value="0.849687006909551">
                <text:p>0.849687006909551</text:p>
              </table:table-cell>
              <table:table-cell office:value-type="float" office:value="1.75348746767934">
                <text:p>1.753487467679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.4545454545455">
                <text:p>15.4545454545455</text:p>
              </table:table-cell>
              <table:table-cell office:value-type="float" office:value="5.3125">
                <text:p>5.3125</text:p>
              </table:table-cell>
              <table:table-cell office:value-type="float" office:value="1.17690395624285">
                <text:p>1.17690395624285</text:p>
              </table:table-cell>
              <table:table-cell office:value-type="float" office:value="1.52927152933789">
                <text:p>1.529271529337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.3636363636364">
                <text:p>16.3636363636364</text:p>
              </table:table-cell>
              <table:table-cell office:value-type="float" office:value="5.34653465346535">
                <text:p>5.34653465346535</text:p>
              </table:table-cell>
              <table:table-cell office:value-type="float" office:value="1.63013310896434">
                <text:p>1.63013310896434</text:p>
              </table:table-cell>
              <table:table-cell office:value-type="float" office:value="1.1696306972225">
                <text:p>1.16963069722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.2727272727273">
                <text:p>17.2727272727273</text:p>
              </table:table-cell>
              <table:table-cell office:value-type="float" office:value="5.37735849056604">
                <text:p>5.37735849056604</text:p>
              </table:table-cell>
              <table:table-cell office:value-type="float" office:value="2.25790213283422">
                <text:p>2.25790213283422</text:p>
              </table:table-cell>
              <table:table-cell office:value-type="float" office:value="0.608905256161572">
                <text:p>0.6089052561615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.1818181818182">
                <text:p>18.1818181818182</text:p>
              </table:table-cell>
              <table:table-cell office:value-type="float" office:value="5.40540540540541">
                <text:p>5.40540540540541</text:p>
              </table:table-cell>
              <table:table-cell office:value-type="float" office:value="3.12742684227562">
                <text:p>3.12742684227562</text:p>
              </table:table-cell>
              <table:table-cell office:value-type="float" office:value="-0.251928547536359">
                <text:p>-0.2519285475363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.0909090909091">
                <text:p>19.0909090909091</text:p>
              </table:table-cell>
              <table:table-cell office:value-type="float" office:value="5.43103448275862">
                <text:p>5.43103448275862</text:p>
              </table:table-cell>
              <table:table-cell office:value-type="float" office:value="4.33180805826548">
                <text:p>4.33180805826548</text:p>
              </table:table-cell>
              <table:table-cell office:value-type="float" office:value="-1.5619598470208">
                <text:p>-1.56195984702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5.45454545454545">
                <text:p>5.45454545454545</text:p>
              </table:table-cell>
              <table:table-cell office:value-type="float" office:value="6">
                <text:p>6</text:p>
              </table:table-cell>
              <table:table-cell office:value-type="float" office:value="-3.54545454545455">
                <text:p>-3.5454545454545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math xmlns="http://www.w3.org/1998/Math/MathML" display="block">
  <semantics>
    <mrow>
      <mrow>
        <msub>
          <mi mathvariant="normal">μ</mi>
          <mi>n</mi>
        </msub>
        <mo stretchy="false">=</mo>
        <mi>exp</mi>
      </mrow>
      <mrow>
        <mo fence="true" stretchy="false">(</mo>
        <mrow>
          <mrow>
            <mi mathvariant="normal">α</mi>
            <mo stretchy="false">⋅</mo>
            <mrow>
              <mo fence="true" stretchy="false">(</mo>
              <mrow>
                <mrow>
                  <mi mathvariant="italic">Ox</mi>
                  <mo stretchy="false">−</mo>
                  <msub>
                    <mi mathvariant="italic">Ox</mi>
                    <mi mathvariant="italic">dead</mi>
                  </msub>
                </mrow>
              </mrow>
              <mo fence="true" stretchy="false">)</mo>
            </mrow>
          </mrow>
        </mrow>
        <mo fence="true" stretchy="false">)</mo>
      </mrow>
    </mrow>
    <annotation encoding="StarMath 5.0">%mu_n = func exp({ {%alpha} cdot (Ox - Ox_dead) } )</annotation>
  </semantics>
</math>
</file>